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-ui normal" svg:font-family="'segoe-ui normal', 'Segoe UI', Segoe, 'Segoe WP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fo:font-variant="normal" fo:text-transform="none" fo:color="#000000" style:font-name="segoe-ui norm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zpečnost aplikace</text:p>
      <text:p text:style-name="Standard"/>
      <text:p text:style-name="P3">Integrita dat</text:p>
      <text:list xml:id="list8721739833956115948" text:style-name="L1">
        <text:list-item>
          <text:p text:style-name="P4"><text:span text:style-name="T4">Využití HMAC</text:span><text:span text:style-name="T8">(</text:span><text:span text:style-name="T2">Hash-based Message Authentication Code</text:span><text:span text:style-name="T8">) s </text:span><text:span text:style-name="T4">hash funkcí sha256</text:span></text:p>
        </text:list-item>
        <text:list-item>
          <text:p text:style-name="P4"><text:span text:style-name="T4">K odesílanému souboru se připojí zakódovaná zpráva, kterou zná pouze klient a server</text:span></text:p>
        </text:list-item>
        <text:list-item>
          <text:p text:style-name="P4"><text:span text:style-name="T4">Příklad implementace </text:span><text:a xlink:type="simple" xlink:href="https://docs.microsoft.com/en-us/dotnet/api/system.security.cryptography.hmacsha256?view=netframework-4.5" text:style-name="Internet_20_link" text:visited-style-name="Visited_20_Internet_20_Link"><text:span text:style-name="T4">https://docs.microsoft.com/en-us/dotnet/api/system.security.cryptography.hmacsha256?view=netframework-4.5</text:span></text:a></text:p>
        </text:list-item>
      </text:list>
      <text:p text:style-name="Standard"><text:span text:style-name="T4"/></text:p>
      <text:p text:style-name="P2"><text:span text:style-name="T7">Ochrana dat</text:span></text:p>
      <text:list xml:id="list1565938000657327589" text:style-name="L2">
        <text:list-item>
          <text:p text:style-name="P5"><text:span text:style-name="T4">Využití </text:span><text:span text:style-name="T6">AES(</text:span><text:span text:style-name="T3">Advanced Encryption Standard</text:span><text:span text:style-name="T9"> ) k šifrování dat</text:span></text:p>
        </text:list-item>
        <text:list-item>
          <text:p text:style-name="P5"><text:span text:style-name="T9">Příklad implementace </text:span><text:a xlink:type="simple" xlink:href="https://docs.microsoft.com/en-us/dotnet/api/system.security.cryptography.aes?view=netframework-4.5" text:style-name="Internet_20_link" text:visited-style-name="Visited_20_Internet_20_Link"><text:span text:style-name="T9">https://docs.microsoft.com/en-us/dotnet/api/system.security.cryptography.aes?view=netframework-4.5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-ui normal" svg:font-family="'segoe-ui normal', 'Segoe UI', Segoe, 'Segoe WP'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7T13:23:22.03</meta:creation-date>
    <dc:date>2018-03-27T13:53:07.17</dc:date>
    <meta:editing-duration>PT14M34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8" meta:word-count="47" meta:character-count="508"/>
  </office:meta>
</office:document-meta>
</file>